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/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table:number-columns-repeated="2"/>
          <table:table-cell table:style-name="ce13" table:formula="of:=[.F94]+[.E95]" office:value-type="float" office:value="5538.31" calcext:value-type="float">
            <text:p>5538</text:p>
          </table:table-cell>
          <table:table-cell/>
          <table:table-cell table:style-name="ce13" table:formula="of:=[.H94]+[.G95]" office:value-type="float" office:value="38720" calcext:value-type="float">
            <text:p>3872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629.2899" calcext:value-type="currency">
            <text:p>4 629,29 €</text:p>
          </table:table-cell>
          <table:table-cell table:style-name="ce19" table:formula="of:=[.A95]*budgetjour-[.O95]" office:value-type="currency" office:currency="EUR" office:value="70.7101000000039" calcext:value-type="currency">
            <text:p>7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538.31" calcext:value-type="float">
            <text:p>5538</text:p>
          </table:table-cell>
          <table:table-cell/>
          <table:table-cell table:style-name="ce13" table:formula="of:=[.H95]+[.G96]" office:value-type="float" office:value="38720" calcext:value-type="float">
            <text:p>3872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629.2899" calcext:value-type="currency">
            <text:p>4 629,29 €</text:p>
          </table:table-cell>
          <table:table-cell table:style-name="ce19" table:formula="of:=[.A96]*budgetjour-[.O96]" office:value-type="currency" office:currency="EUR" office:value="120.710100000004" calcext:value-type="currency">
            <text:p>120,7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8T22:38:28.409000000</dc:date>
    <meta:editing-duration>P68DT36M2S</meta:editing-duration>
    <meta:editing-cycles>159</meta:editing-cycles>
    <meta:document-statistic meta:table-count="6" meta:cell-count="1955" meta:object-count="0"/>
  </office:meta>
</office:document-meta>
</file>